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ResponseWrapperTests.toEntityList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ResponseWrapperTests.toEntityLi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ResponseWrapper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ResponseWrapperTests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ResponseWrapperTests.toEntity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ResponseWrapperTests.bodyToMono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ResponseWrapperTests.bodyToMon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ResponseWrapperTests.body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ResponseWrapp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ResponseWrapperTests.bodyToFlux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ResponseWrapperTests.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Tests.toEntit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ResponseWrapperTests.bodyToFlux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